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1.27cm" fo:margin-right="0cm" fo:text-indent="-1.27cm" style:auto-text-indent="false" style:text-autospace="non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reference-mark-start text:name="ZOTERO_ITEM {&quot;citationItems&quot;:[{&quot;uri&quot;:[&quot;http://zotero.org/users/29527/items/7M5KWAT2&quot;]}]} RNDHP8V6MaVVY"/>(Dewey 1957)<text:reference-mark-end text:name="ZOTERO_ITEM {&quot;citationItems&quot;:[{&quot;uri&quot;:[&quot;http://zotero.org/users/29527/items/7M5KWAT2&quot;]}]} RNDHP8V6MaVVY"/></text:p>
      <text:section text:style-name="Sect1" text:name="ZOTERO_BIBL  RNDRGF11P1BpQ">
        <text:p text:style-name="P1">Dewey, John. 1957. <text:span text:style-name="T1">Reconstruction in Philosophy</text:span><text:span text:style-name="T2">. 1st ed. Boston: Beacon Press.</text:span></text:p>
      </text:section>
      <text:p text:style-name="Text_20_body">The first distinguishing characteristic of thinking then is facing the facts – inquiry, minute and extensive scrutinizing, observation. 1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10-01-19T09:34:18.56</meta:creation-date>
    <meta:document-statistic meta:table-count="0" meta:image-count="0" meta:object-count="0" meta:page-count="1" meta:paragraph-count="3" meta:word-count="32" meta:character-count="229"/>
    <dc:date>2010-01-19T10:21:31.42</dc:date>
    <dc:creator>abm </dc:creator>
    <meta:editing-duration>PT00H32M16S</meta:editing-duration>
    <meta:editing-cycles>1</meta:editing-cycles>
    <meta:generator>OpenOffice.org/3.1$Win32 OpenOffice.org_project/310m11$Build-9399</meta:generator>
    <meta:user-defined meta:name="Info 1"/>
    <meta:user-defined meta:name="Info 2"/>
    <meta:user-defined meta:name="Info 3"/>
    <meta:user-defined meta:name="Info 4"/>
    <meta:user-defined meta:name="ZOTERO_PREF_1">&lt;data&gt;&lt;session id="tqPKGITB"/&gt;&lt;style id="http://www.zotero.org/styles/asa" hasBibliography="0"/&gt;&lt;prefs&gt;&lt;pref name="fieldType" value="ReferenceMark"/&gt;&lt;pref name="noteType" value="0"/&gt;&lt;/prefs&gt;&lt;/data&gt;</meta:user-defined>
  </office:meta>
</office:document-meta>
</file>